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andokument</text:p>
      <text:p text:style-name="P1"><text:s text:c="8"/></text:p>
      <text:p text:style-name="P1"><text:s text:c="4"/><text:tab/><text:tab/><text:span text:style-name="T1">Vecka 1</text:span></text:p>
      <text:p text:style-name="P1"><text:span text:style-name="T1"/></text:p>
      <text:p text:style-name="P1"><text:span text:style-name="T1"/></text:p>
      <text:list xml:id="list2290406438238699636" text:style-name="L1">
        <text:list-item>
          <text:p text:style-name="P2">Vi ska skapa ett socialt kontrakt.</text:p>
        </text:list-item>
        <text:list-item>
          <text:p text:style-name="P2">Vi ska skapa ett kravdokument.</text:p>
        </text:list-item>
        <text:list-item>
          <text:p text:style-name="P2">Dela upp arbetet/ individuell fördjupning så att alla vet vad man ska göra till exempel vem som ska lära sig vad. Vi ska lära oss Html, CSS, Javascript, databashantering och bildredigeringsprogram.</text:p>
        </text:list-item>
        <text:list-item>
          <text:p text:style-name="P2">Bestämma vilken design och färger vi vill använda på vår webbsida. </text:p>
        </text:list-item>
        <text:list-item>
          <text:p text:style-name="P2">Bestämma i vilka program vi ska jobba.</text:p>
        </text:list-item>
        <text:list-item>
          <text:p text:style-name="P2"><text:s/>Demo implementation – hemsida med logga och en ”about us” sida.</text:p>
        </text:list-item>
      </text:list>
      <text:p text:style-name="Standard"/>
      <text:p text:style-name="Standard"/>
      <text:p text:style-name="Standard"><text:tab/><text:tab/><text:span text:style-name="T2">Vecka 2</text:span></text:p>
      <text:p text:style-name="Standard"><text:span text:style-name="T2"/></text:p>
      <text:list xml:id="list7651215091131720856" text:style-name="L4">
        <text:list-header>
          <text:p text:style-name="P7"/>
        </text:list-header>
        <text:list-item>
          <text:p text:style-name="P7">Dela upp arbetsuppgifter: Vilka sidor vi ska jobba med individuellt. </text:p>
        </text:list-item>
        <text:list-item>
          <text:p text:style-name="P7"><text:span text:style-name="T4">Diskutera design och funktioner av programmet.</text:span></text:p>
        </text:list-item>
        <text:list-item>
          <text:p text:style-name="P7"><text:span text:style-name="T4">Börja implementera nya sidor av webbsidan i Visual Studio.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list xml:id="list698243816" text:continue-list="list2290406438238699636" text:style-name="L1">
        <text:list-header>
          <text:p text:style-name="P2"><text:span text:style-name="T2"/></text:p>
          <text:p text:style-name="P2"><text:span text:style-name="T2">Vecka 6</text:span></text:p>
          <text:p text:style-name="P2"><text:span text:style-name="T2"/></text:p>
        </text:list-header>
      </text:list>
      <text:p text:style-name="Standard"><text:span text:style-name="T2"/></text:p>
      <text:list xml:id="list1872612123" text:continue-numbering="true" text:style-name="L1">
        <text:list-item>
          <text:p text:style-name="P2">Designdokument</text:p>
        </text:list-item>
        <text:list-item>
          <text:p text:style-name="P2">Testdokument – kolla att kraven är implementerade</text:p>
        </text:list-item>
        <text:list-item>
          <text:p text:style-name="P2">Version(kod)</text:p>
        </text:list-item>
        <text:list-item>
          <text:p text:style-name="P2">Delmängd av kod ska vara uppfyllda</text:p>
        </text:list-item>
        <text:list-item>
          <text:p text:style-name="P2">Testrapport</text:p>
        </text:list-item>
      </text:list>
      <text:p text:style-name="Standard"/>
      <text:p text:style-name="Standard"><text:s text:c="9"/><text:tab/> <text:span text:style-name="T2">V.9-10</text:span></text:p>
      <text:p text:style-name="Standard"><text:span text:style-name="T2"/></text:p>
      <text:list xml:id="list7152168132696296959" text:style-name="L2">
        <text:list-item>
          <text:p text:style-name="P3">Version 1 klar</text:p>
        </text:list-item>
      </text:list>
      <text:p text:style-name="Standard"/>
      <text:p text:style-name="Standard"><text:s text:c="9"/><text:tab/><text:span text:style-name="T3">V.12</text:span></text:p>
      <text:p text:style-name="Standard"><text:span text:style-name="T3"/></text:p>
      <text:list xml:id="list8124573131469853468" text:style-name="L3">
        <text:list-item>
          <text:p text:style-name="P4">Slutversion ska vara kla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vin </meta:initial-creator>
    <meta:creation-date>2016-03-08T10:53:40.61</meta:creation-date>
    <dc:date>2016-03-22T09:59:24</dc:date>
    <meta:editing-duration>P6DT22H10M59S</meta:editing-duration>
    <meta:editing-cycles>6</meta:editing-cycles>
    <meta:generator>OpenOffice.org/3.4.1$Unix OpenOffice.org_project/341m1$Build-9593</meta:generator>
    <meta:document-statistic meta:table-count="0" meta:image-count="0" meta:object-count="0" meta:page-count="1" meta:paragraph-count="23" meta:word-count="145" meta:character-count="859"/>
  </office:meta>
</office:document-meta>
</file>